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20pt" style:font-size-asian="20pt" style:font-size-complex="20pt"/>
    </style:style>
    <style:style style:name="P2" style:parent-style-name="Normal" style:family="paragraph">
      <style:paragraph-properties fo:text-align="justify"/>
    </style:style>
    <style:style style:name="T3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4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T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7" style:parent-style-name="Normal" style:family="paragraph">
      <style:paragraph-properties fo:text-align="justify" fo:text-indent="0.5in"/>
      <style:text-properties style:font-name="Arial" style:font-name-complex="Arial" fo:font-size="12pt" style:font-size-asian="12pt" style:font-size-complex="12pt"/>
    </style:style>
    <style:style style:name="P8" style:parent-style-name="Normal" style:family="paragraph">
      <style:paragraph-properties fo:text-align="justify" fo:text-indent="0.5in"/>
      <style:text-properties style:font-name="Arial" style:font-name-complex="Arial" fo:font-size="12pt" style:font-size-asian="12pt" style:font-size-complex="12pt"/>
    </style:style>
    <style:style style:name="P9" style:parent-style-name="Normal" style:family="paragraph">
      <style:paragraph-properties fo:text-align="justify" fo:text-indent="0.5in"/>
      <style:text-properties style:font-name="Arial" style:font-name-complex="Arial" fo:font-size="12pt" style:font-size-asian="12pt" style:font-size-complex="12pt"/>
    </style:style>
    <style:style style:name="P10" style:parent-style-name="Normal" style:family="paragraph">
      <style:paragraph-properties fo:text-align="justify" fo:text-indent="0.5in"/>
      <style:text-properties style:font-name="Arial" style:font-name-complex="Arial" fo:font-size="12pt" style:font-size-asian="12pt" style:font-size-complex="12pt"/>
    </style:style>
    <style:style style:name="P11" style:parent-style-name="Normal" style:family="paragraph">
      <style:paragraph-properties fo:text-align="justify" fo:text-indent="0.5in"/>
      <style:text-properties style:font-name="Arial" style:font-name-complex="Arial" fo:font-size="12pt" style:font-size-asian="12pt" style:font-size-complex="12pt"/>
    </style:style>
    <style:style style:name="P12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3" style:parent-style-name="Normal" style:family="paragraph">
      <style:paragraph-properties fo:text-align="justify"/>
    </style:style>
    <style:style style:name="T14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1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8" style:parent-style-name="ListParagraph" style:list-style-name="LFO1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9" style:parent-style-name="ListParagraph" style:list-style-name="LFO1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0" style:parent-style-name="ListParagraph" style:list-style-name="LFO1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1" style:parent-style-name="ListParagraph" style:list-style-name="LFO1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2" style:parent-style-name="ListParagraph" style:list-style-name="LFO1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3" style:parent-style-name="ListParagraph" style:list-style-name="LFO1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4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5" style:parent-style-name="ListParagraph" style:list-style-name="LFO2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6" style:parent-style-name="ListParagraph" style:list-style-name="LFO2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7" style:parent-style-name="ListParagraph" style:list-style-name="LFO2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8" style:parent-style-name="ListParagraph" style:list-style-name="LFO2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9" style:parent-style-name="ListParagraph" style:list-style-name="LFO2" style:family="paragraph">
      <style:paragraph-properties fo:text-align="justify"/>
    </style:style>
    <style:style style:name="T3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31" style:parent-style-name="ListParagraph" style:list-style-name="LFO2" style:family="paragraph">
      <style:paragraph-properties fo:text-align="justify"/>
    </style:style>
    <style:style style:name="T3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33" style:parent-style-name="ListParagraph" style:list-style-name="LFO2" style:family="paragraph">
      <style:paragraph-properties fo:text-align="justify"/>
    </style:style>
    <style:style style:name="T34" style:parent-style-name="DefaultParagraphFont" style:family="text"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Análise de Requisitos – MathGames BD</text:p>
      <text:p text:style-name="P2"><text:span text:style-name="T3">G7:</text:span><text:span text:style-name="T4"><text:s/></text:span><text:span text:style-name="T5"><text:tab/>Diogo Carvalho</text:span><text:span text:style-name="T6"><text:tab/>nmec: 92969</text:span></text:p>
      <text:p text:style-name="P7">Diogo Cunha<text:tab/><text:tab/>nmec: 95278</text:p>
      <text:p text:style-name="P8">Pedro Amaral<text:tab/>nmec: 93283</text:p>
      <text:p text:style-name="P9">Pedro Santos<text:tab/>nmec: 93221</text:p>
      <text:p text:style-name="P10">Rafael Baptista<text:tab/>nmec: 93367</text:p>
      <text:p text:style-name="P11">Ricardo Cruz<text:s/><text:tab/>nmec: 93118</text:p>
      <text:p text:style-name="P12"/>
      <text:p text:style-name="P13"><text:span text:style-name="T14">Projeto:<text:s/></text:span><text:span text:style-name="T15">O objetivo deste<text:s/></text:span><text:span text:style-name="T16">projeto é o desenvolvimento de um portal web e uma app mobile que permitam ao utilizar jogar vários “jogos matemáticos” (jogos de tabuleiro que envolvem alguma estratégia/raciocínio) usando o computador ou dispositivos móveis. Deverá ser implementada uma á</text:span><text:span text:style-name="T17">rea extra que monitoriza as interações do utilizador com o portal e a criação de torneios virtuais.</text:span></text:p>
      <text:list text:style-name="LFO1" text:continue-numbering="true">
        <text:list-item>
          <text:p text:style-name="P18">Um utilizador deverá ter um id, um username(único), email(único), password, um avatar, um rank para cada jogo e N utilizadores amigos.</text:p>
        </text:list-item>
        <text:list-item>
          <text:p text:style-name="P19">Um jogo deverá ter um<text:s/>id, um nome,<text:s/>uma<text:s/>descrição e idade recomendada.</text:p>
        </text:list-item>
        <text:list-item>
          <text:p text:style-name="P20">Uma partida deverá ter um id, um jogo, dois utilizadores, um<text:s/>ou nenhum<text:s/>utilizador vencedor, um estado atual,<text:s/>um<text:s/>número de jogadas<text:s/>e<text:s/>um<text:s/>tipo de jogo (Ranked/Casual/Torneio).</text:p>
        </text:list-item>
        <text:list-item>
          <text:p text:style-name="P21">Um comentário tem um id, um utilizador que comenta, um<text:s/>utilizador que é comentado, um texto e uma classificação.</text:p>
        </text:list-item>
        <text:list-item>
          <text:p text:style-name="P22">Um torneio deve ter um id, um utilizador criador, um nome, um jogo, um número máximo de participantes, privado/público, uma password,<text:s/>N utilizadores<text:s/>participantes e um utilizador vencedor.</text:p>
        </text:list-item>
        <text:list-item>
          <text:p text:style-name="P23">Uma tabela banido com id do<text:s/>utilizador e<text:s/>um<text:s/>motivo.</text:p>
        </text:list-item>
      </text:list>
      <text:p text:style-name="P24">O sistema deve ainda respeitar as seguintes restrições de integridade:</text:p>
      <text:list text:style-name="LFO2" text:continue-numbering="true">
        <text:list-item>
          <text:p text:style-name="P25">Em cada Torneio não pode haver mais utilizadores que o número máximo de participantes.</text:p>
        </text:list-item>
        <text:list-item>
          <text:p text:style-name="P26">Em uma partida os dois utilizadores não podem ser o mesmo.</text:p>
        </text:list-item>
        <text:list-item>
          <text:p text:style-name="P27">O utilizador vencedor tem de ser um dos utilizadores da partida ou nenhum.</text:p>
        </text:list-item>
        <text:list-item>
          <text:p text:style-name="P28">Em uma partida o tipo de jogo deve ser obrigatoriamente Ranked, Casual ou Torneio.</text:p>
        </text:list-item>
        <text:list-item>
          <text:p text:style-name="P29"><text:span text:style-name="T30">Em um Torneio o número máximo de participantes deve ser 2^n, n&gt;1.</text:span></text:p>
        </text:list-item>
        <text:list-item>
          <text:p text:style-name="P31"><text:span text:style-name="T32">Em uma relação de amizade os utilizadores dessa relação não podem ser o mesmo.</text:span></text:p>
        </text:list-item>
        <text:list-item>
          <text:p text:style-name="P33"><text:span text:style-name="T34">Em um comentário deve existir pelos menos um dos seguintes: texto ou classificação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t" fo:country="PT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Arial" style:font-name-complex="Arial" fo:font-size="12pt" style:font-size-asian="12pt" style:font-size-complex="12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edro</meta:initial-creator>
    <dc:creator>pedro</dc:creator>
    <meta:creation-date>2021-03-26T18:01:00Z</meta:creation-date>
    <dc:date>2021-03-27T17:40:00Z</dc:date>
    <meta:template xlink:href="Normal.dotm" xlink:type="simple"/>
    <meta:editing-cycles>4</meta:editing-cycles>
    <meta:editing-duration>PT6420S</meta:editing-duration>
    <meta:document-statistic meta:page-count="2" meta:paragraph-count="3" meta:word-count="286" meta:character-count="1914" meta:row-count="13" meta:non-whitespace-character-count="1631"/>
  </office:meta>
</office:document-meta>
</file>